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text-properties fo:font-size="20pt" style:font-size-asian="20pt" style:font-size-complex="20pt"/>
    </style:style>
    <style:style style:name="P2" style:family="paragraph" style:parent-style-name="Standard" style:list-style-name="" style:master-page-name="Standard">
      <style:paragraph-properties style:page-number="auto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><text:s text:c="22"/>Gateau Eclair au Chocolat</text:p>
      <text:p text:style-name="P1"/>
      <text:p text:style-name="P1"><text:s/>1 ½ <text:s/>tasse de farine tamisée</text:p>
      <text:p text:style-name="P1"><text:s/>1 cuil.à <text:s/>thé de soda à pate</text:p>
      <text:p text:style-name="P1"><text:s/>½ <text:s/>cuil à thé de sel</text:p>
      <text:p text:style-name="P1"><text:s/>1 ¼ <text:s/>tasse de sucre </text:p>
      <text:p text:style-name="P1"><text:s/>6 cuil. À table de cacao <text:s text:c="2"/></text:p>
      <text:p text:style-name="P1"><text:s/>2/3 de tassede graisse </text:p>
      <text:p text:style-name="P1"><text:s/>¾ de tasse de lait</text:p>
      <text:p text:style-name="P1"><text:s/>2 œufs</text:p>
      <text:p text:style-name="P1"><text:s/>1 cuil.à thé de vanille</text:p>
      <text:p text:style-name="P1"/>
      <text:p text:style-name="P1"/>
      <text:p text:style-name="P1"/>
      <text:p text:style-name="P1">Tamiser les ingrédients secs ensemble dans un bol.Ajouter la graisse et les ¾ de liquide battre</text:p>
      <text:p text:style-name="P1">300 fois à la main ou 2 minutes à la vitesse du batteur électrique.Ajouter les œufs et le reste du</text:p>
      <text:p text:style-name="P1">liquide.Battre encore 300 fois .Placer dans 2 moules à gâteaux de 8 pouces.Graisser les moules.Cuire 25minutes à 325 degrés F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2pt" style:language-asian="fr" style:country-asian="CA" style:font-size-complex="12pt" style:language-complex="fr" style:country-complex="CA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fr" fo:country="CA" style:font-name-asian="Arial" style:font-size-asian="12pt" style:language-asian="fr" style:country-asian="CA" style:font-name-complex="Arial" style:font-size-complex="12pt" style:language-complex="fr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3" meta:word-count="106" meta:character-count="568"/>
    <dc:date>2012-02-01T11:20:30.22</dc:date>
    <meta:generator>OpenOffice.org/3.3$Win32 OpenOffice.org_project/330m20$Build-9567</meta:generator>
  </office:meta>
</office:document-meta>
</file>